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80000022D0C0AF958.png"/>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Helvetica Neue" svg:font-family="'Helvetica Neue', 'Segoe UI', Helvetica, Arial, sans-serif"/>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language="fr" fo:country="CA"/>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fo:language="fr" fo:country="CA"/>
    </style:style>
    <style:style style:name="P18" style:family="paragraph" style:parent-style-name="Text_20_body">
      <style:text-properties style:font-name="Liberation Serif1" fo:language="en" fo:country="US" fo:font-style="normal" style:font-style-asian="normal" style:font-style-complex="normal"/>
    </style:style>
    <style:style style:name="P19"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20"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21" style:family="paragraph" style:parent-style-name="Table_20_Contents">
      <style:paragraph-properties fo:margin-left="0cm" fo:margin-right="0cm" fo:text-align="justify" style:justify-single-word="false" fo:text-indent="0cm" style:auto-text-indent="false"/>
    </style:style>
    <style:style style:name="P22" style:family="paragraph" style:parent-style-name="enum" style:list-style-name="L1">
      <style:paragraph-properties fo:text-align="justify" style:justify-single-word="false"/>
    </style:style>
    <style:style style:name="P23" style:family="paragraph" style:parent-style-name="enum" style:list-style-name="L1">
      <style:paragraph-properties fo:text-align="justify" style:justify-single-word="false"/>
      <style:text-properties fo:font-style="normal" style:font-style-asian="normal" style:font-style-complex="normal"/>
    </style:style>
    <style:style style:name="P24" style:family="paragraph" style:parent-style-name="Standard" style:list-style-name="L2">
      <style:paragraph-properties fo:text-align="justify" style:justify-single-word="false"/>
      <style:text-properties fo:font-style="italic" style:font-style-asian="italic" style:font-style-complex="italic"/>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3">
      <style:text-properties fo:color="#000000" fo:font-weight="normal" style:font-weight-asian="normal" style:font-weight-complex="normal"/>
    </style:style>
    <style:style style:name="P29" style:family="paragraph" style:parent-style-name="Text_20_body" style:list-style-name="L4"/>
    <style:style style:name="P30" style:family="paragraph" style:parent-style-name="Text_20_body">
      <style:text-properties fo:font-style="normal" style:font-style-asian="normal" style:font-style-complex="normal"/>
    </style:style>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T8" style:family="text">
      <style:text-properties fo:language="en" fo:country="CA"/>
    </style:style>
    <style:style style:name="T9" style:family="text">
      <style:text-properties fo:font-variant="normal" fo:text-transform="none" fo:color="#000000" fo:font-size="12pt" fo:letter-spacing="normal" fo:font-weight="normal"/>
    </style:style>
    <style:style style:name="T10"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442956972457980579" text:style-name="L1">
        <text:list-item>
          <text:p text:style-name="P22">Répondez directement dans ce document ODT avec LibreOffice. Veuillez ne pas inclure le texte en italique servant de directive.</text:p>
        </text:list-item>
        <text:list-item>
          <text:p text:style-name="P22">La correction se fait à même le rapport.</text:p>
        </text:list-item>
        <text:list-item>
          <text:p text:style-name="P22">Avant votre cinquième séance de laboratoire, vous devez faire une remise électronique en suivant les instructions suivantes:</text:p>
          <text:list>
            <text:list-item>
              <text:p text:style-name="P22">Le dossier remis doit se nommer matricule1_matricule2_tp2 et doit être compressé sous format zip.</text:p>
            </text:list-item>
            <text:list-item>
              <text:p text:style-name="P22">À la racine de ce dernier, on doit retrouver :</text:p>
              <text:list>
                <text:list-item>
                  <text:p text:style-name="P22">Ce rapport sous format ODT.</text:p>
                </text:list-item>
                <text:list-item>
                  <text:p text:style-name="P22">Un script nommé <text:span text:style-name="T1">tp.sh</text:span><text:span text:style-name="T2"> servant à exécuter les différents algorithmes du TP. L’interface du script est décrite à la fin du rapport.</text:span></text:p>
                </text:list-item>
                <text:list-item>
                  <text:p text:style-name="P22"><text:span text:style-name="T2">Un fichier texte nommé </text:span><text:span text:style-name="T1">emails.txt</text:span><text:span text:style-name="T2"> contenant le courriel de chaque membre de l’équipe</text:span></text:p>
                </text:list-item>
                <text:list-item>
                  <text:p text:style-name="P23">Le code source et les exécutables</text:p>
                </text:list-item>
              </text:list>
            </text:list-item>
          </text:list>
        </text:list-item>
        <text:list-item>
          <text:p text:style-name="P2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7">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31" svg:width="0.809cm" svg:height="0.357cm" svg:x="0cm" svg:y="0cm" svg:viewBox="0 0 810 358" draw:points="405,358 0,358 0,0 810,0 810,358"><text:p/></draw:polygon><draw:path draw:style-name="gr3" draw:text-style-name="P31"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31"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31"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31"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31" svg:width="0.691cm" svg:height="0.357cm" svg:x="0cm" svg:y="0cm" svg:viewBox="0 0 692 358" draw:points="345,358 0,358 0,0 692,0 692,358"><text:p/></draw:polygon><draw:path draw:style-name="gr3" draw:text-style-name="P31" svg:width="0.094cm" svg:height="0.293cm" svg:x="0.014cm" svg:y="0cm" svg:viewBox="0 0 95 294" svg:d="M61 0l-61 5v13c30 0 34 2 34 24v220c0 19-5 19-34 19v13c14 0 37-1 48-1 10 0 31 1 47 1v-13c-29 0-34 0-34-19z"><text:p/></draw:path><draw:path draw:style-name="gr3" draw:text-style-name="P31"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31"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31"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31" svg:width="0.809cm" svg:height="0.265cm" svg:x="0cm" svg:y="0.005cm" svg:viewBox="0 0 810 266" draw:points="405,266 0,266 0,0 810,0 810,266"><text:p/></draw:polygon><draw:path draw:style-name="gr3" draw:text-style-name="P31"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31"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31"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31"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31" svg:width="10.488cm" svg:height="0.375cm" svg:x="0cm" svg:y="0cm" svg:viewBox="0 0 10489 376" draw:points="5244,376 0,376 0,0 10489,0 10489,376"><text:p/></draw:polygon><draw:path draw:style-name="gr3" draw:text-style-name="P31"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2.29cm" svg:y="0.064cm" svg:viewBox="0 0 259 246" svg:d="M251 18c5-2 8-5 8-10 0-4-3-8-8-8-1 0-3 0-9 2l-234 112c-4 1-8 4-8 9 0 6 4 7 8 9l234 111c6 3 8 3 9 3 5 0 8-3 8-8s-3-7-8-10l-222-105z"><text:p/></draw:path><draw:path draw:style-name="gr3" draw:text-style-name="P31"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31"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31" svg:width="0.132cm" svg:height="0.265cm" svg:x="5.187cm" svg:y="0.034cm" svg:viewBox="0 0 133 266" svg:d="M66 91h60v-13h-60v-78h-11c-1 35-13 81-55 82v9h36v117c0 53 40 58 55 58 30 0 42-30 42-58v-24h-11v24c0 31-12 47-28 47-28 0-28-39-28-46z"><text:p/></draw:path><draw:path draw:style-name="gr3" draw:text-style-name="P31"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7.86cm" svg:y="0.064cm" svg:viewBox="0 0 259 246" svg:d="M251 18c5-2 8-5 8-10 0-4-3-8-8-8-1 0-3 0-9 2l-234 112c-4 1-8 4-8 9 0 6 4 7 8 9l234 111c6 3 8 3 9 3 5 0 8-3 8-8s-3-7-8-10l-222-105z"><text:p/></draw:path><draw:path draw:style-name="gr3" draw:text-style-name="P31"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31" svg:width="0.317cm" svg:height="0.287cm" svg:x="0cm" svg:y="0cm" svg:viewBox="0 0 318 288" draw:points="158,288 0,288 0,0 318,0 318,288"><text:p/></draw:polygon><draw:path draw:style-name="gr3" draw:text-style-name="P31"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5" text:outline-level="1"/>
      <text:h text:style-name="P26"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31" svg:width="3.99cm" svg:height="0.376cm" svg:x="0cm" svg:y="0.005cm" svg:viewBox="0 0 3991 377" draw:points="1995,377 0,377 0,0 3991,0 3991,377"><text:p/></draw:polygon><draw:path draw:style-name="gr3" draw:text-style-name="P31"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31"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31"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31"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31"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31"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31"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31" svg:width="0.094cm" svg:height="0.294cm" svg:x="1.661cm" svg:y="0.005cm" svg:viewBox="0 0 95 295" svg:d="M61 0l-61 5v13c30 0 34 2 34 24v221c0 19-5 19-34 19v13c14 0 37-1 48-1 10 0 31 1 47 1v-13c-29 0-34 0-34-19z"><text:p/></draw:path><draw:path draw:style-name="gr3" draw:text-style-name="P31"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31"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81cm" svg:height="0.099cm" svg:x="2.455cm" svg:y="0.143cm" svg:viewBox="0 0 282 100" svg:d="M268 17c6 0 14 0 14-9 0-8-8-8-14-8h-254c-6 0-14 0-14 8 0 9 8 9 14 9zM268 100c6 0 14 0 14-8 0-9-8-9-14-9h-254c-6 0-14 0-14 9 0 8 8 8 14 8z"><text:p/></draw:path><draw:path draw:style-name="gr3" draw:text-style-name="P31"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31"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31"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31"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31" svg:width="0.773cm" svg:height="0.421cm" svg:x="0cm" svg:y="0cm" svg:viewBox="0 0 774 422" draw:points="387,422 0,422 0,0 774,0 774,422"><text:p/></draw:polygon><draw:path draw:style-name="gr3" draw:text-style-name="P31" svg:width="0.288cm" svg:height="0.288cm" svg:x="0.014cm" svg:y="0.025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31" svg:width="0.099cm" svg:height="0.421cm" svg:x="0.357cm" svg:y="0cm" svg:viewBox="0 0 100 422" svg:d="M100 419c0-1 0-3-9-10-53-53-66-133-66-198 0-73 16-146 69-199 6-6 6-6 6-7 0-4-3-5-5-5-5 0-43 29-69 83-21 47-26 93-26 128 0 34 5 84 28 132 26 53 62 79 67 79 2 0 5-1 5-3z"><text:p/></draw:path><draw:path draw:style-name="gr3" draw:text-style-name="P31" svg:width="0.106cm" svg:height="0.369cm" svg:x="0.463cm" svg:y="0.033cm" svg:viewBox="0 0 107 370" svg:d="M107 96l-65 5v13c32 0 36 2 36 24v167c0 19-4 55-31 55-1 0-11 0-23-5 7-2 16-8 16-19s-9-19-21-19-19 8-19 19c0 22 24 34 48 34 32 0 59-27 59-65zM107 23c0-13-11-23-23-23s-23 10-23 23c0 12 11 21 23 21s23-9 23-21z"><text:p/></draw:path><draw:path draw:style-name="gr3" draw:text-style-name="P31" svg:width="0.099cm" svg:height="0.421cm" svg:x="0.633cm" svg:y="0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31" svg:width="0.129cm" svg:height="0.364cm" svg:x="0.017cm" svg:y="0cm" svg:viewBox="0 0 130 365" draw:points="65,365 0,365 0,0 130,0 130,365"><text:p/></draw:polygon><draw:path draw:style-name="gr3" draw:text-style-name="P31"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31" svg:width="7.787cm" svg:height="0.463cm" svg:x="0cm" svg:y="0cm" svg:viewBox="0 0 7788 464" draw:points="3894,464 0,464 0,0 7788,0 7788,464"><text:p/></draw:polygon><draw:path draw:style-name="gr3" draw:text-style-name="P31"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0.427cm" svg:y="0cm" svg:viewBox="0 0 100 422" svg:d="M100 419c0-1 0-3-9-10-53-53-66-133-66-198 0-73 16-146 69-199 6-6 6-6 6-7 0-4-3-5-5-5-5 0-43 29-69 83-21 47-26 93-26 128 0 34 5 84 28 132 26 53 62 79 67 79 2 0 5-1 5-3z"><text:p/></draw:path><draw:path draw:style-name="gr3" draw:text-style-name="P31"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31" svg:width="0.099cm" svg:height="0.421cm" svg:x="0.77cm" svg:y="0cm" svg:viewBox="0 0 100 422" svg:d="M100 211c0-32-5-84-29-132-25-51-63-79-66-79-4 0-5 1-5 5 0 1 0 1 8 9 42 42 66 110 66 197 0 73-15 148-68 201-6 4-6 6-6 7 0 2 1 3 5 3 3 0 42-28 67-81 22-47 28-94 28-130z"><text:p/></draw:path><draw:path draw:style-name="gr3" draw:text-style-name="P31" svg:width="0.281cm" svg:height="0.099cm" svg:x="1.051cm" svg:y="0.162cm" svg:viewBox="0 0 282 100" svg:d="M268 17c6 0 14 0 14-9 0-8-8-8-14-8h-254c-6 0-14 0-14 8 0 9 8 9 14 9zM268 100c6 0 14 0 14-9 0-8-8-8-14-8h-254c-6 0-14 0-14 8 0 9 8 9 14 9z"><text:p/></draw:path><draw:path draw:style-name="gr3" draw:text-style-name="P31"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1"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31"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 svg:width="0.108cm" svg:height="0.196cm" svg:x="2.34cm" svg:y="0.183cm" svg:viewBox="0 0 109 197" svg:d="M67 8c0-8 0-8-8-8-19 19-47 19-59 19v11c7 0 26 0 43-8v151c0 9 0 13-30 13h-11v11c5 0 42-1 53-1 10 0 47 1 54 1v-11h-12c-30 0-30-4-30-13z"><text:p/></draw:path><draw:path draw:style-name="gr3" draw:text-style-name="P31"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31"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31" svg:width="0.199cm" svg:height="0.193cm" svg:x="2.891cm" svg:y="0.209cm" svg:viewBox="0 0 200 194" svg:d="M194 16c4-3 6-5 6-9 0-3-2-7-7-7 0 0-1 0-5 1l-182 88c-4 2-6 3-6 8s4 6 6 7l181 88c5 2 6 2 6 2 5 0 7-3 7-8 0-4-3-6-6-7l-170-82z"><text:p/></draw:path><draw:path draw:style-name="gr3" draw:text-style-name="P31"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34cm" svg:height="0.127cm" svg:x="3.406cm" svg:y="0.252cm" svg:viewBox="0 0 35 128" svg:d="M35 17c0-10-9-17-17-17-11 0-18 8-18 17 0 11 8 18 18 18s17-9 17-18zM35 112c0-11-9-18-17-18-11 0-18 8-18 18 0 9 8 16 18 16s17-8 17-16z"><text:p/></draw:path><draw:path draw:style-name="gr3" draw:text-style-name="P31"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3.838cm" svg:y="0.209cm" svg:viewBox="0 0 200 194" svg:d="M194 104c4-1 6-3 6-7 0-5-2-6-6-7l-181-88c-3-2-5-2-6-2-3 0-7 4-7 7 0 5 4 6 6 7l170 83-170 82c-4 2-6 3-6 7 0 5 4 8 7 8 0 0 3 0 6-2z"><text:p/></draw:path><draw:path draw:style-name="gr3" draw:text-style-name="P31"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037cm" svg:height="0.091cm" svg:x="4.367cm" svg:y="0.347cm" svg:viewBox="0 0 38 92" svg:d="M30 30c0 16-2 35-24 54-1 1-1 2-1 4s2 4 3 4c5 0 30-24 30-60 0-18-7-32-21-32-10 0-17 7-17 17 0 9 7 18 18 18 7 0 12-5 12-5z"><text:p/></draw:path><draw:path draw:style-name="gr3" draw:text-style-name="P31"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4.87cm" svg:y="0.209cm" svg:viewBox="0 0 200 194" svg:d="M194 104c4-1 6-3 6-7 0-5-2-6-6-7l-181-88c-3-2-5-2-6-2-3 0-7 4-7 7 0 5 4 6 6 7l170 83-170 82c-4 2-6 3-6 7 0 5 4 8 7 8 0 0 3 0 6-2z"><text:p/></draw:path><draw:path draw:style-name="gr3" draw:text-style-name="P31"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31"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6.091cm" svg:y="0cm" svg:viewBox="0 0 100 422" svg:d="M100 419c0-1 0-3-9-10-53-53-66-133-66-198 0-73 16-146 69-199 6-6 6-6 6-7 0-4-3-5-5-5-5 0-43 29-69 83-21 47-26 93-26 128 0 34 5 84 28 132 26 53 62 79 67 79 2 0 5-1 5-3z"><text:p/></draw:path><draw:path draw:style-name="gr3" draw:text-style-name="P31"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31" svg:width="0.099cm" svg:height="0.421cm" svg:x="6.383cm" svg:y="0cm" svg:viewBox="0 0 100 422" svg:d="M100 211c0-32-5-84-29-132-25-51-63-79-66-79-4 0-5 1-5 5 0 1 0 1 8 9 42 42 66 110 66 197 0 73-15 148-68 201-6 4-6 6-6 7 0 2 1 3 5 3 3 0 42-28 67-81 22-47 28-94 28-130z"><text:p/></draw:path><draw:path draw:style-name="gr3" draw:text-style-name="P31"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31" svg:width="0.281cm" svg:height="0.281cm" svg:x="6.851cm" svg:y="0.072cm" svg:viewBox="0 0 282 282" svg:d="M150 150h118c6 0 14 0 14-8 0-10-8-10-14-10h-118v-118c0-6 0-14-8-14-10 0-10 8-10 14v118h-118c-6 0-14 0-14 10 0 8 8 8 14 8h118v118c0 6 0 14 10 14 8 0 8-8 8-14z"><text:p/></draw:path><draw:path draw:style-name="gr3" draw:text-style-name="P31"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31"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31" svg:width="0.234cm" svg:height="0.18cm" svg:x="0cm" svg:y="0.005cm" svg:viewBox="0 0 235 181" draw:points="117,181 0,181 0,0 235,0 235,181"><text:p/></draw:polygon><draw:path draw:style-name="gr3" draw:text-style-name="P31"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31" svg:width="3.016cm" svg:height="0.436cm" svg:x="0cm" svg:y="0cm" svg:viewBox="0 0 3017 437" draw:points="1508,437 0,437 0,0 3017,0 3017,437"><text:p/></draw:polygon><draw:path draw:style-name="gr3" draw:text-style-name="P31" svg:width="0.329cm" svg:height="0.186cm" svg:x="0.013cm" svg:y="0.129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31" svg:width="0.191cm" svg:height="0.193cm" svg:x="0.37cm" svg:y="0.122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31" svg:width="0.213cm" svg:height="0.181cm" svg:x="0.568cm" svg:y="0.13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31" svg:width="0.108cm" svg:height="0.195cm" svg:x="0.817cm" svg:y="0.182cm" svg:viewBox="0 0 109 196" svg:d="M67 8c0-8 0-8-8-8-19 19-47 19-59 19v11c7 0 26 0 43-8v150c0 10 0 14-30 14h-11v10c5 0 42-1 53-1 10 0 47 1 54 1v-10h-12c-30 0-30-4-30-14z"><text:p/></draw:path><draw:path draw:style-name="gr3" draw:text-style-name="P31" svg:width="0.199cm" svg:height="0.258cm" svg:x="0.985cm" svg:y="0.174cm" svg:viewBox="0 0 200 259" svg:d="M194 16c4-3 6-5 6-9 0-3-2-7-7-7 0 0-1 0-5 1l-181 88c-6 2-7 4-7 8 0 2 1 5 7 7l180 86c5 3 6 3 6 3 5 0 7-4 7-7 0-5-3-6-6-8l-170-81zM188 259c5 0 12 0 12-8s-6-8-12-8h-176c-5 0-12 0-12 8s7 8 12 8z"><text:p/></draw:path><draw:path draw:style-name="gr3" draw:text-style-name="P31" svg:width="0.13cm" svg:height="0.255cm" svg:x="1.217cm" svg:y="0.182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31" svg:width="0.199cm" svg:height="0.258cm" svg:x="1.405cm" svg:y="0.174cm" svg:viewBox="0 0 200 259" svg:d="M194 16c4-3 6-5 6-9 0-3-2-7-7-7 0 0-1 0-5 1l-181 88c-6 2-7 4-7 8 0 2 1 5 7 7l180 86c5 3 6 3 6 3 5 0 7-4 7-7 0-5-3-6-6-8l-170-81zM188 259c5 0 12 0 12-8s-6-8-12-8h-176c-5 0-12 0-12 8s7 8 12 8z"><text:p/></draw:path><draw:path draw:style-name="gr3" draw:text-style-name="P31" svg:width="0.136cm" svg:height="0.201cm" svg:x="1.652cm" svg:y="0.182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31" svg:width="0.18cm" svg:height="0.133cm" svg:x="1.819cm" svg:y="0.249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31" svg:width="0.355cm" svg:height="0.288cm" svg:x="2.122cm" svg:y="0.02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31" svg:width="0.099cm" svg:height="0.42cm" svg:x="2.532cm" svg:y="0cm" svg:viewBox="0 0 100 421" svg:d="M100 418c0-1 0-3-9-10-53-52-66-133-66-197 0-73 16-146 69-199 6-6 6-6 6-7 0-4-3-5-5-5-5 0-43 29-69 83-21 46-26 93-26 128 0 33 5 83 28 131 26 53 62 79 67 79 2 0 5-1 5-3z"><text:p/></draw:path><draw:path draw:style-name="gr3" draw:text-style-name="P31" svg:width="0.173cm" svg:height="0.364cm" svg:x="2.648cm" svg:y="0.033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31" svg:width="0.099cm" svg:height="0.42cm" svg:x="2.875cm" svg:y="0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9"><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31" svg:width="0.984cm" svg:height="0.421cm" svg:x="0cm" svg:y="0cm" svg:viewBox="0 0 985 422" draw:points="493,422 0,422 0,0 985,0 985,422"><text:p/></draw:polygon><draw:polygon draw:style-name="gr3" draw:text-style-name="P31" svg:width="0.058cm" svg:height="0.421cm" svg:x="0.049cm" svg:y="0cm" svg:viewBox="0 0 59 422" draw:points="59,422 59,406 17,406 17,17 59,17 59,0 0,0 0,422"><text:p/></draw:polygon><draw:path draw:style-name="gr3" draw:text-style-name="P31" svg:width="0.181cm" svg:height="0.294cm" svg:x="0.14cm" svg:y="0.025cm" svg:viewBox="0 0 182 295" svg:d="M179 29c3-6 3-6 3-16h-103c-51 0-53-5-54-13h-11l-14 88h11c1-8 5-34 11-39 2-3 36-3 40-3h89c-5 7-38 54-48 67-38 57-53 116-53 159 0 4 0 23 21 23 19 0 19-19 19-23v-21c0-23 1-47 5-70 1-9 7-45 26-72z"><text:p/></draw:path><draw:path draw:style-name="gr3" draw:text-style-name="P31" svg:width="0.049cm" svg:height="0.126cm" svg:x="0.365cm" svg:y="0.271cm" svg:viewBox="0 0 50 127" svg:d="M50 44c0-26-10-44-27-44-16 0-23 12-23 23s7 23 23 23c7 0 12-4 17-6v-2c1 0 1 0 1 6 0 28-12 54-31 74-3 2-3 3-3 4 0 4 3 5 4 5 6 0 39-33 39-83z"><text:p/></draw:path><draw:path draw:style-name="gr3" draw:text-style-name="P31" svg:width="0.139cm" svg:height="0.281cm" svg:x="0.482cm" svg:y="0.033cm" svg:viewBox="0 0 140 282" svg:d="M88 11c0-10 0-11-10-11-26 28-65 28-78 28v13c8 0 34 0 55-12v219c0 16-1 21-39 21h-14v13c16-1 52-1 70-1 17 0 54 0 68 1v-13h-13c-38 0-39-5-39-21z"><text:p/></draw:path><draw:path draw:style-name="gr3" draw:text-style-name="P31" svg:width="0.178cm" svg:height="0.291cm" svg:x="0.672cm" svg:y="0.03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31" svg:width="0.058cm" svg:height="0.421cm" svg:x="0.876cm" svg:y="0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5" text:outline-level="1"/>
      <text:h text:style-name="P26"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2"/>
      <text:p text:style-name="P20">#!/bin/bash</text:p>
      <text:p text:style-name="P20">for n in {100,500,1000,5000,10000,50000,100000}; do</text:p>
      <text:p text:style-name="P20"><text:s text:c="4"/>for i in {1..10}; do</text:p>
      <text:p text:style-name="P20"><text:s text:c="8"/># Génération d'une permutation de 1 à 3n</text:p>
      <text:p text:style-name="P20"><text:s text:c="8"/>shuf -i 1-$((3*$n)) | </text:p>
      <text:p text:style-name="P20"><text:s text:c="8"/># Regroupement par bloc de 3</text:p>
      <text:p text:style-name="P20"><text:s text:c="8"/>awk 'BEGIN {i=0} {printf $1; if (++i%3==0) printf "\n"; <text:s/>else printf " "}' |</text:p>
      <text:p text:style-name="P20"><text:tab/># On génère trois orientations différentes</text:p>
      <text:p text:style-name="P20"><text:s text:c="8"/>awk '{</text:p>
      <text:p text:style-name="P20"><text:tab/><text:tab/>printf $1; if ($2 &lt; $3) print " "$2" "$3; else print " "$3" "$2;</text:p>
      <text:p text:style-name="P20"><text:tab/><text:tab/>printf $2; if ($1 &lt; $3) print " "$1" "$3; else print " "$3" "$1;</text:p>
      <text:p text:style-name="P20"><text:tab/><text:tab/>printf $3; if ($1 &lt; $2) print " "$1" "$2; else print " "$2" "$1;</text:p>
      <text:p text:style-name="P20"><text:tab/>}' &gt; b${n}_${i}.txt</text:p>
      <text:p text:style-name="P20"><text:s text:c="4"/>done</text:p>
      <text:p text:style-name="P20">done</text:p>
      <text:p text:style-name="P20"/>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6"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9">algo</text:p>
          </table:table-cell>
          <table:table-cell table:style-name="ResultatMoyen.A1" office:value-type="string">
            <text:p text:style-name="P9">document</text:p>
          </table:table-cell>
          <table:table-cell table:style-name="ResultatMoyen.A1" office:value-type="string">
            <text:p text:style-name="P9">hauteur</text:p>
          </table:table-cell>
          <table:table-cell table:style-name="ResultatMoyen.D1" office:value-type="string">
            <text:p text:style-name="P9">temps(ms)</text:p>
          </table:table-cell>
        </table:table-row>
        <table:table-row>
          <table:table-cell table:style-name="ResultatMoyen.A2" office:value-type="string">
            <text:p text:style-name="P9">tabou</text:p>
          </table:table-cell>
          <table:table-cell table:style-name="ResultatMoyen.B2" office:value-type="float" office:value="100">
            <text:p text:style-name="P9">100</text:p>
          </table:table-cell>
          <table:table-cell table:style-name="ResultatMoyen.B2" office:value-type="float" office:value="597.24">
            <text:p text:style-name="P9">597.24</text:p>
          </table:table-cell>
          <table:table-cell table:style-name="ResultatMoyen.D2" office:value-type="float" office:value="1.152794">
            <text:p text:style-name="P21">1.1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453.2">
            <text:p text:style-name="P9">3453.2</text:p>
          </table:table-cell>
          <table:table-cell table:style-name="ResultatMoyen.D2" office:value-type="float" office:value="11.17248">
            <text:p text:style-name="P9">11.17</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8988.77">
            <text:p text:style-name="P9">8988.77</text:p>
          </table:table-cell>
          <table:table-cell table:style-name="ResultatMoyen.D2" office:value-type="float" office:value="14.6905">
            <text:p text:style-name="P9">14.6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48520.84">
            <text:p text:style-name="P9">48520.84</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107452.5">
            <text:p text:style-name="P9">107452.5</text:p>
          </table:table-cell>
          <table:table-cell table:style-name="ResultatMoyen.D2" office:value-type="float" office:value="97.58991">
            <text:p text:style-name="P9">97.59</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562676.2">
            <text:p text:style-name="P9">562676.2</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1019610">
            <text:p text:style-name="P9">1019610</text:p>
          </table:table-cell>
          <table:table-cell table:style-name="ResultatMoyen.D2" office:value-type="float" office:value="954.4856">
            <text:p text:style-name="P9">954.49</text:p>
          </table:table-cell>
        </table:table-row>
        <table:table-row>
          <table:table-cell table:style-name="ResultatMoyen.A2" office:value-type="string">
            <text:p text:style-name="P9">dynamique</text:p>
          </table:table-cell>
          <table:table-cell table:style-name="ResultatMoyen.B2" office:value-type="float" office:value="100">
            <text:p text:style-name="P9">100</text:p>
          </table:table-cell>
          <table:table-cell table:style-name="ResultatMoyen.B2" office:value-type="float" office:value="4047.1">
            <text:p text:style-name="P9">4047.1</text:p>
          </table:table-cell>
          <table:table-cell table:style-name="ResultatMoyen.D2" office:value-type="float" office:value="951.95">
            <text:p text:style-name="P9">951.9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9912.3">
            <text:p text:style-name="P9">39912.3</text:p>
          </table:table-cell>
          <table:table-cell table:style-name="ResultatMoyen.D2" office:value-type="float" office:value="82506.08">
            <text:p text:style-name="P9">82506.08</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A2" office:value-type="string">
            <text:p text:style-name="P9">*</text:p>
          </table:table-cell>
          <table:table-cell table:style-name="ResultatMoyen.D11" office:value-type="string">
            <text:p text:style-name="P10">*</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vorace</text:p>
          </table:table-cell>
          <table:table-cell table:style-name="ResultatMoyen.B2" office:value-type="float" office:value="100">
            <text:p text:style-name="P9">100</text:p>
          </table:table-cell>
          <table:table-cell table:style-name="ResultatMoyen.B2" office:value-type="float" office:value="308.1">
            <text:p text:style-name="P9">308.1</text:p>
          </table:table-cell>
          <table:table-cell table:style-name="ResultatMoyen.D2" office:value-type="float" office:value="0.616148">
            <text:p text:style-name="P9">0.62</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1942.18">
            <text:p text:style-name="P9">1942.18</text:p>
          </table:table-cell>
          <table:table-cell table:style-name="ResultatMoyen.D2" office:value-type="float" office:value="3.549521">
            <text:p text:style-name="P9">3.55</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4818.54">
            <text:p text:style-name="P9">4818.54</text:p>
          </table:table-cell>
          <table:table-cell table:style-name="ResultatMoyen.D2" office:value-type="float" office:value="7.626514">
            <text:p text:style-name="P9">7.63</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31070.94">
            <text:p text:style-name="P9">31070.94</text:p>
          </table:table-cell>
          <table:table-cell table:style-name="ResultatMoyen.D2" office:value-type="float" office:value="46.92659">
            <text:p text:style-name="P9">46.93</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68669.39">
            <text:p text:style-name="P9">68669.39</text:p>
          </table:table-cell>
          <table:table-cell table:style-name="ResultatMoyen.D2" office:value-type="float" office:value="132.6601">
            <text:p text:style-name="P9">132.66</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414086.5">
            <text:p text:style-name="P9">414086.5</text:p>
          </table:table-cell>
          <table:table-cell table:style-name="ResultatMoyen.D2" office:value-type="float" office:value="1876.124">
            <text:p text:style-name="P9">1876.12</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806549.1">
            <text:p text:style-name="P9">806549.1</text:p>
          </table:table-cell>
          <table:table-cell table:style-name="ResultatMoyen.D2" office:value-type="float" office:value="6856.597">
            <text:p text:style-name="P9">6856.6</text:p>
          </table:table-cell>
        </table:table-row>
      </table:table>
      <text:p text:style-name="P5"/>
      <text:list xml:id="list5939975723086841584" text:style-name="L2">
        <text:list-item>
          <text:p text:style-name="P24">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6"/>
      <text:p text:style-name="P6"><draw:frame draw:style-name="fr1" draw:name="images3" text:anchor-type="paragraph" svg:width="13.734cm" svg:height="10.086cm" draw:z-index="14"><draw:image xlink:href="Pictures/1000000000000FC000000BD0E177B1E7.jpg" xlink:type="simple" xlink:show="embed" xlink:actuate="onLoad"/></draw:frame></text:p>
      <text:p text:style-name="P6"/>
      <text:h text:style-name="Heading_20_3" text:outline-level="3">Graphs pour analyse hybride</text:h>
      <text:p text:style-name="Text_20_body"><text:tab/><text:span text:style-name="T1">Voir questions plus bas.</text:span></text:p>
      <text:h text:style-name="P26"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Tentez une analyse asymptotique du temps de calcul pour chaque algorithme.</text:h>
      <text:p text:style-name="P13">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15">Tabou: </text:p>
      <text:p text:style-name="P18"><text:span text:style-name="T9">Dans cet algorithme, il existe quelques boucles causant une certaine complexité. Premièrement, nous avons deux boucle principale. La première parcourt chaque bloque et la deuxième suis une certain condition (tant que la tour ne change pas sur une itération de 100 fois). Nous avons donc l'équation n + m. Dans la boucle de complexité m, il existe un algorithme de tri de complexité nlogn, alors la boucle itérative de valeur m vaut maintenant mnlogn. Afin de déterminer la complexité de l'algorithme complet, nous devons choisir la plus grande des complexités entre n et mnlogn. La complexité est donc mnlogn. Par contre puisque m est une valeur non défini, il nous est possible de la mettre de côté et de garder nlogn comme complexité de cet algorithme.</text:span> </text:p>
      <text:p text:style-name="P15"><draw:frame draw:style-name="fr3" draw:name="images4" text:anchor-type="paragraph" svg:x="5.26cm" svg:y="0.06cm" svg:width="5.793cm" svg:height="5.355cm" draw:z-index="15"><draw:image xlink:href="Pictures/10000201000002D80000022D0C0AF958.png" xlink:type="simple" xlink:show="embed" xlink:actuate="onLoad"/></draw:frame>Dynamique:</text:p>
      <text:p text:style-name="P30"><text:span text:style-name="T10">Pour cet algorithme, l'algorithme est très couteux, car pour chacun des blocs on doit trouver celui-ci qui est le 'meilleur', permet d'atteindre une plus grande hauteur de tour, qui n'a pas déjà été utilisé dans cette même tour </text:span><text:span text:style-name="T3">et qui doit être plus petit (largeur et longueur) que le bloc précédent</text:span><text:span text:style-name="T10">. Il y a donc une double itération, car on fait regarde pour chacun des bloques de l'itération lequel parmis tous ceux restant permettrait une plus grande tour et on garde la solution optimale. Cette double itération donne donc une complexité algorithmique de </text:span><text:span text:style-name="T8">O(n</text:span><text:span text:style-name="T3">^</text:span><text:span text:style-name="T8">2) </text:span><text:span text:style-name="T3">et on peut aussi le suite aux résultats que nous obtenons dans le tableau des résultats</text:span><text:span text:style-name="T8">. </text:span></text:p>
      <text:h text:style-name="Heading_20_3" text:outline-level="3"><text:soft-page-break/>Servez-vous de vos temps d'exécution pour confirmer et/ou préciser l'analyse asymptotique théorique de vos algorithmes avec la méthode hybride de votre choix.</text:h>
      <text:p text:style-name="P14"><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6"><draw:frame draw:style-name="fr2" draw:name="images2" text:anchor-type="paragraph" svg:width="10.733cm" svg:height="6.415cm" draw:z-index="13"><draw:image xlink:href="Pictures/200000C5000029ED00001910BC76EE42.svm" xlink:type="simple" xlink:show="embed" xlink:actuate="onLoad"/></draw:frame></text:p>
      <text:p text:style-name="P11"><text:tab/></text:p>
      <text:p text:style-name="P11"/>
      <text:p text:style-name="P11">La méthode peut varier d'un algorithme à l'autre. Justifiez les choix ici et mettez les graphiques dans la section précédente. Attention, vous devrez vous poser des questions pour l’algorithme tabou.</text:p>
      <text:h text:style-name="Heading_20_3" text:outline-level="3"><text:soft-page-break/>Discutez des trois algorithmes en fonction de la qualité respective des solutions obtenues, de la consommation de ressources (temps de calcul, espace mémoire) et de la difficulté d'implantation.</text:h>
      <text:p text:style-name="P13">L'algorithme vorace prends beaucoup de temps <text:span text:style-name="T3">à s'exécuter plus le la taille de la liste de données grandie. Au niveau de la difficulté d'implémentation, nous pensons qu'il n'est pas très complexe 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13"><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17">//espace memoire</text:p>
      <text:p text:style-name="Text_20_body"/>
      <text:h text:style-name="Heading_20_3" text:outline-level="3">Indiquez sous quelles conditions vous utiliseriez chaque algorithmes.</text:h>
      <text:p text:style-name="P11">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6"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Text_20_body"/>
      <text:list xml:id="list7063871895456249387" text:style-name="L3">
        <text:list-item>
          <text:p text:style-name="P28">Concision</text:p>
        </text:list-item>
        <text:list-item>
          <text:p text:style-name="P28">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9037867655428941518" text:style-name="L4">
        <text:list-item>
          <text:p text:style-name="P29">-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Helvetica Neue" svg:font-family="'Helvetica Neue', 'Segoe UI', Helvetica, Arial, sans-serif"/>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0:56:55.24</dc:date>
    <meta:editing-duration>PT9H19M53S</meta:editing-duration>
    <meta:editing-cycles>74</meta:editing-cycles>
    <meta:generator>OpenOffice/4.1.5$Win32 OpenOffice.org_project/415m1$Build-9789</meta:generator>
    <dc:creator>Oliver Love</dc:creator>
    <meta:document-statistic meta:table-count="8" meta:image-count="4" meta:object-count="0" meta:page-count="10" meta:paragraph-count="177" meta:word-count="2100" meta:character-count="12803"/>
  </office:meta>
</office:document-meta>
</file>